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64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126.31pt"/>
    </style:style>
    <style:style style:name="co5" style:family="table-column">
      <style:table-column-properties fo:break-before="auto" style:column-width="23.64pt"/>
    </style:style>
    <style:style style:name="co6" style:family="table-column">
      <style:table-column-properties fo:break-before="auto" style:column-width="129.09pt"/>
    </style:style>
    <style:style style:name="co7" style:family="table-column">
      <style:table-column-properties fo:break-before="auto" style:column-width="128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1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2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3</text:p>
          </table:table-cell>
          <table:covered-table-cell table:number-columns-repeated="2"/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Crescimento</text:p>
          </table:table-cell>
          <table:table-cell/>
          <table:table-cell office:value-type="string" calcext:value-type="string">
            <text:p>Crescimento por indice</text:p>
          </table:table-cell>
        </table:table-row>
        <table:table-row table:style-name="ro1"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150918960571289" calcext:value-type="float">
            <text:p>0.0001509189605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129461288452148" calcext:value-type="float">
            <text:p>0.0001294612884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126838684082031" calcext:value-type="float">
            <text:p>0.000126838684082</text:p>
          </table:table-cell>
          <table:table-cell/>
          <table:table-cell table:formula="of:=AVERAGE([.C3];[.G3];[.K3])" office:value-type="float" office:value="0.00013573964436849" calcext:value-type="float">
            <text:p>0.000135739644368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169754028320313" calcext:value-type="float">
            <text:p>0.000169754028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161409378051758" calcext:value-type="float">
            <text:p>0.0001614093780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16021728515625" calcext:value-type="float">
            <text:p>0.000160217285156</text:p>
          </table:table-cell>
          <table:table-cell/>
          <table:table-cell table:formula="of:=AVERAGE([.C4];[.G4];[.K4])" office:value-type="float" office:value="0.000163793563842773" calcext:value-type="float">
            <text:p>0.000163793563843</text:p>
          </table:table-cell>
          <table:table-cell table:formula="of:=[.M4]/[.M3]" office:value-type="float" office:value="1.20667447306792" calcext:value-type="float">
            <text:p>1.20667447306792</text:p>
          </table:table-cell>
          <table:table-cell/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000202178955078125" calcext:value-type="float">
            <text:p>0.0002021789550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000204324722290039" calcext:value-type="float">
            <text:p>0.000204324722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000194311141967773" calcext:value-type="float">
            <text:p>0.000194311141968</text:p>
          </table:table-cell>
          <table:table-cell/>
          <table:table-cell table:formula="of:=AVERAGE([.C5];[.G5];[.K5])" office:value-type="float" office:value="0.000200271606445312" calcext:value-type="float">
            <text:p>0.000200271606445</text:p>
          </table:table-cell>
          <table:table-cell table:formula="of:=[.M5]/[.M4]" office:value-type="float" office:value="1.22270742358079" calcext:value-type="float">
            <text:p>1.22270742358079</text:p>
          </table:table-cell>
          <table:table-cell/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000234842300415039" calcext:value-type="float">
            <text:p>0.0002348423004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000231504440307617" calcext:value-type="float">
            <text:p>0.0002315044403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000230073928833008" calcext:value-type="float">
            <text:p>0.000230073928833</text:p>
          </table:table-cell>
          <table:table-cell/>
          <table:table-cell table:formula="of:=AVERAGE([.C6];[.G6];[.K6])" office:value-type="float" office:value="0.000232140223185221" calcext:value-type="float">
            <text:p>0.000232140223185</text:p>
          </table:table-cell>
          <table:table-cell table:formula="of:=[.M6]/[.M5]" office:value-type="float" office:value="1.15912698412698" calcext:value-type="float">
            <text:p>1.15912698412698</text:p>
          </table:table-cell>
          <table:table-cell/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000270605087280273" calcext:value-type="float">
            <text:p>0.000270605087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000265359878540039" calcext:value-type="float">
            <text:p>0.000265359878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000265836715698242" calcext:value-type="float">
            <text:p>0.000265836715698</text:p>
          </table:table-cell>
          <table:table-cell/>
          <table:table-cell table:formula="of:=AVERAGE([.C7];[.G7];[.K7])" office:value-type="float" office:value="0.000267267227172851" calcext:value-type="float">
            <text:p>0.000267267227173</text:p>
          </table:table-cell>
          <table:table-cell table:formula="of:=[.M7]/[.M6]" office:value-type="float" office:value="1.15131804176652" calcext:value-type="float">
            <text:p>1.15131804176652</text:p>
          </table:table-cell>
          <table:table-cell/>
          <table:table-cell office:value-type="string" calcext:value-type="string">
            <text:p>--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3" table:number-rows-spanned="1">
            <text:p>R1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2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3</text:p>
          </table:table-cell>
          <table:covered-table-cell table:number-columns-repeated="2"/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Cres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5660171508789" calcext:value-type="float">
            <text:p>0.000135660171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3514404296875" calcext:value-type="float">
            <text:p>0.0001335144042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123428344727" calcext:value-type="float">
            <text:p>0.000126123428345</text:p>
          </table:table-cell>
          <table:table-cell/>
          <table:table-cell table:formula="of:=AVERAGE([.C11];[.G11];[.K11])" office:value-type="float" office:value="0.000131766001383464" calcext:value-type="float">
            <text:p>0.000131766001383</text:p>
          </table:table-cell>
          <table:table-cell office:value-type="string" calcext:value-type="string">
            <text:p>--</text:p>
          </table:table-cell>
          <table:table-cell/>
          <table:table-cell table:formula="of:=[.M11]/[.M3]" office:value-type="float" office:value="0.970725995316159" calcext:value-type="float">
            <text:p>0.970725995316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1184539794922" calcext:value-type="float">
            <text:p>0.0001711845397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8098678588867" calcext:value-type="float">
            <text:p>0.0001780986785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2124633789063" calcext:value-type="float">
            <text:p>0.000162124633789</text:p>
          </table:table-cell>
          <table:table-cell/>
          <table:table-cell table:formula="of:=AVERAGE([.C12];[.G12];[.K12])" office:value-type="float" office:value="0.000170469284057617" calcext:value-type="float">
            <text:p>0.000170469284058</text:p>
          </table:table-cell>
          <table:table-cell table:formula="of:=[.M12]/[.M11]" office:value-type="float" office:value="1.29372738238842" calcext:value-type="float">
            <text:p>1.29372738238842</text:p>
          </table:table-cell>
          <table:table-cell/>
          <table:table-cell table:formula="of:=[.M12]/[.M4]" office:value-type="float" office:value="1.04075691411936" calcext:value-type="float">
            <text:p>1.040756914119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9808349609375" calcext:value-type="float">
            <text:p>0.0002098083496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8841094970703" calcext:value-type="float">
            <text:p>0.0001988410949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0510025024414" calcext:value-type="float">
            <text:p>0.000200510025024</text:p>
          </table:table-cell>
          <table:table-cell/>
          <table:table-cell table:formula="of:=AVERAGE([.C13];[.G13];[.K13])" office:value-type="float" office:value="0.000203053156534831" calcext:value-type="float">
            <text:p>0.000203053156535</text:p>
          </table:table-cell>
          <table:table-cell table:formula="of:=[.M13]/[.M12]" office:value-type="float" office:value="1.19114219114219" calcext:value-type="float">
            <text:p>1.19114219114219</text:p>
          </table:table-cell>
          <table:table-cell/>
          <table:table-cell table:formula="of:=[.M13]/[.M5]" office:value-type="float" office:value="1.01388888888889" calcext:value-type="float">
            <text:p>1.01388888888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9147415161133" calcext:value-type="float">
            <text:p>0.0002491474151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5795974731445" calcext:value-type="float">
            <text:p>0.0002357959747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5319137573242" calcext:value-type="float">
            <text:p>0.000235319137573</text:p>
          </table:table-cell>
          <table:table-cell/>
          <table:table-cell table:formula="of:=AVERAGE([.C14];[.G14];[.K14])" office:value-type="float" office:value="0.000240087509155273" calcext:value-type="float">
            <text:p>0.000240087509155</text:p>
          </table:table-cell>
          <table:table-cell table:formula="of:=[.M14]/[.M13]" office:value-type="float" office:value="1.18238747553816" calcext:value-type="float">
            <text:p>1.18238747553816</text:p>
          </table:table-cell>
          <table:table-cell/>
          <table:table-cell table:formula="of:=[.M14]/[.M6]" office:value-type="float" office:value="1.0342348510784" calcext:value-type="float">
            <text:p>1.03423485107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4937362670898" calcext:value-type="float">
            <text:p>0.0003049373626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4658203125" calcext:value-type="float">
            <text:p>0.0002746582031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3704528808594" calcext:value-type="float">
            <text:p>0.000273704528809</text:p>
          </table:table-cell>
          <table:table-cell/>
          <table:table-cell table:formula="of:=AVERAGE([.C15];[.G15];[.K15])" office:value-type="float" office:value="0.000284433364868164" calcext:value-type="float">
            <text:p>0.000284433364868</text:p>
          </table:table-cell>
          <table:table-cell table:formula="of:=[.M15]/[.M14]" office:value-type="float" office:value="1.18470705064548" calcext:value-type="float">
            <text:p>1.18470705064548</text:p>
          </table:table-cell>
          <table:table-cell/>
          <table:table-cell table:formula="of:=[.M15]/[.M7]" office:value-type="float" office:value="1.06422836752899" calcext:value-type="float">
            <text:p>1.0642283675289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3" table:number-rows-spanned="1">
            <text:p>R1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2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3</text:p>
          </table:table-cell>
          <table:covered-table-cell table:number-columns-repeated="2"/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Cres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6627426147461" calcext:value-type="float">
            <text:p>0.000146627426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38521194458008" calcext:value-type="float">
            <text:p>0.0001385211944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36852264404297" calcext:value-type="float">
            <text:p>0.000136852264404</text:p>
          </table:table-cell>
          <table:table-cell/>
          <table:table-cell table:formula="of:=AVERAGE([.C19];[.G19];[.K19])" office:value-type="float" office:value="0.000140666961669922" calcext:value-type="float">
            <text:p>0.00014066696167</text:p>
          </table:table-cell>
          <table:table-cell office:value-type="string" calcext:value-type="string">
            <text:p>--</text:p>
          </table:table-cell>
          <table:table-cell/>
          <table:table-cell table:formula="of:=[.M19]/[.M11]" office:value-type="float" office:value="1.06755126658625" calcext:value-type="float">
            <text:p>1.06755126658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99556350708008" calcext:value-type="float">
            <text:p>0.000199556350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75714492797852" calcext:value-type="float">
            <text:p>0.0001757144927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90973281860352" calcext:value-type="float">
            <text:p>0.00019097328186</text:p>
          </table:table-cell>
          <table:table-cell/>
          <table:table-cell table:formula="of:=AVERAGE([.C20];[.G20];[.K20])" office:value-type="float" office:value="0.000188748041788737" calcext:value-type="float">
            <text:p>0.000188748041789</text:p>
          </table:table-cell>
          <table:table-cell table:formula="of:=[.M20]/[.M19]" office:value-type="float" office:value="1.34180790960452" calcext:value-type="float">
            <text:p>1.34180790960452</text:p>
          </table:table-cell>
          <table:table-cell/>
          <table:table-cell table:formula="of:=[.M20]/[.M12]" office:value-type="float" office:value="1.10722610722611" calcext:value-type="float">
            <text:p>1.107226107226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19106674194336" calcext:value-type="float">
            <text:p>0.0002191066741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18868255615234" calcext:value-type="float">
            <text:p>0.0002188682556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17199325561523" calcext:value-type="float">
            <text:p>0.000217199325562</text:p>
          </table:table-cell>
          <table:table-cell/>
          <table:table-cell table:formula="of:=AVERAGE([.C21];[.G21];[.K21])" office:value-type="float" office:value="0.000218391418457031" calcext:value-type="float">
            <text:p>0.000218391418457</text:p>
          </table:table-cell>
          <table:table-cell table:formula="of:=[.M21]/[.M20]" office:value-type="float" office:value="1.15705263157895" calcext:value-type="float">
            <text:p>1.15705263157895</text:p>
          </table:table-cell>
          <table:table-cell/>
          <table:table-cell table:formula="of:=[.M21]/[.M13]" office:value-type="float" office:value="1.07553816046967" calcext:value-type="float">
            <text:p>1.075538160469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61068344116211" calcext:value-type="float">
            <text:p>0.0002610683441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58684158325195" calcext:value-type="float">
            <text:p>0.0002586841583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4724006652832" calcext:value-type="float">
            <text:p>0.000247240066528</text:p>
          </table:table-cell>
          <table:table-cell/>
          <table:table-cell table:formula="of:=AVERAGE([.C22];[.G22];[.K22])" office:value-type="float" office:value="0.000255664189656575" calcext:value-type="float">
            <text:p>0.000255664189657</text:p>
          </table:table-cell>
          <table:table-cell table:formula="of:=[.M22]/[.M21]" office:value-type="float" office:value="1.17066957787482" calcext:value-type="float">
            <text:p>1.17066957787482</text:p>
          </table:table-cell>
          <table:table-cell/>
          <table:table-cell table:formula="of:=[.M22]/[.M14]" office:value-type="float" office:value="1.06487917907978" calcext:value-type="float">
            <text:p>1.064879179079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303030014038086" calcext:value-type="float">
            <text:p>0.0003030300140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301837921142578" calcext:value-type="float">
            <text:p>0.0003018379211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91109085083008" calcext:value-type="float">
            <text:p>0.000291109085083</text:p>
          </table:table-cell>
          <table:table-cell/>
          <table:table-cell table:formula="of:=AVERAGE([.C23];[.G23];[.K23])" office:value-type="float" office:value="0.000298659006754557" calcext:value-type="float">
            <text:p>0.000298659006755</text:p>
          </table:table-cell>
          <table:table-cell table:formula="of:=[.M23]/[.M22]" office:value-type="float" office:value="1.1681691016475" calcext:value-type="float">
            <text:p>1.1681691016475</text:p>
          </table:table-cell>
          <table:table-cell/>
          <table:table-cell table:formula="of:=[.M23]/[.M15]" office:value-type="float" office:value="1.05001397038279" calcext:value-type="float">
            <text:p>1.0500139703827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3" table:number-rows-spanned="1">
            <text:p>R1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2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3</text:p>
          </table:table-cell>
          <table:covered-table-cell table:number-columns-repeated="2"/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Cres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75237655639648" calcext:value-type="float">
            <text:p>0.000175237655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59025192260742" calcext:value-type="float">
            <text:p>0.0001590251922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59025192260742" calcext:value-type="float">
            <text:p>0.000159025192261</text:p>
          </table:table-cell>
          <table:table-cell/>
          <table:table-cell table:formula="of:=AVERAGE([.C27];[.G27];[.K27])" office:value-type="float" office:value="0.000164429346720378" calcext:value-type="float">
            <text:p>0.00016442934672</text:p>
          </table:table-cell>
          <table:table-cell office:value-type="string" calcext:value-type="string">
            <text:p>--</text:p>
          </table:table-cell>
          <table:table-cell/>
          <table:table-cell table:formula="of:=[.M27]/[.M19]" office:value-type="float" office:value="1.16892655367232" calcext:value-type="float">
            <text:p>1.16892655367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.000221729278564453" calcext:value-type="float">
            <text:p>0.0002217292785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.000214338302612305" calcext:value-type="float">
            <text:p>0.000214338302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.000214099884033203" calcext:value-type="float">
            <text:p>0.000214099884033</text:p>
          </table:table-cell>
          <table:table-cell/>
          <table:table-cell table:formula="of:=AVERAGE([.C28];[.G28];[.K28])" office:value-type="float" office:value="0.00021672248840332" calcext:value-type="float">
            <text:p>0.000216722488403</text:p>
          </table:table-cell>
          <table:table-cell table:formula="of:=[.M28]/[.M27]" office:value-type="float" office:value="1.31802803286612" calcext:value-type="float">
            <text:p>1.31802803286612</text:p>
          </table:table-cell>
          <table:table-cell/>
          <table:table-cell table:formula="of:=[.M28]/[.M20]" office:value-type="float" office:value="1.14821052631579" calcext:value-type="float">
            <text:p>1.148210526315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0.000288009643554687" calcext:value-type="float">
            <text:p>0.0002880096435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0.00028538703918457" calcext:value-type="float">
            <text:p>0.0002853870391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0.000275611877441406" calcext:value-type="float">
            <text:p>0.000275611877441</text:p>
          </table:table-cell>
          <table:table-cell/>
          <table:table-cell table:formula="of:=AVERAGE([.C29];[.G29];[.K29])" office:value-type="float" office:value="0.000283002853393555" calcext:value-type="float">
            <text:p>0.000283002853394</text:p>
          </table:table-cell>
          <table:table-cell table:formula="of:=[.M29]/[.M28]" office:value-type="float" office:value="1.30583058305831" calcext:value-type="float">
            <text:p>1.30583058305831</text:p>
          </table:table-cell>
          <table:table-cell/>
          <table:table-cell table:formula="of:=[.M29]/[.M21]" office:value-type="float" office:value="1.29585152838428" calcext:value-type="float">
            <text:p>1.295851528384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000326156616210937" calcext:value-type="float">
            <text:p>0.0003261566162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000329256057739258" calcext:value-type="float">
            <text:p>0.0003292560577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000328540802001953" calcext:value-type="float">
            <text:p>0.000328540802002</text:p>
          </table:table-cell>
          <table:table-cell/>
          <table:table-cell table:formula="of:=AVERAGE([.C30];[.G30];[.K30])" office:value-type="float" office:value="0.000327984491984049" calcext:value-type="float">
            <text:p>0.000327984491984</text:p>
          </table:table-cell>
          <table:table-cell table:formula="of:=[.M30]/[.M29]" office:value-type="float" office:value="1.15894411682112" calcext:value-type="float">
            <text:p>1.15894411682112</text:p>
          </table:table-cell>
          <table:table-cell/>
          <table:table-cell table:formula="of:=[.M30]/[.M22]" office:value-type="float" office:value="1.28287224121853" calcext:value-type="float">
            <text:p>1.282872241218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0.000380516052246094" calcext:value-type="float">
            <text:p>0.0003805160522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0.000374555587768555" calcext:value-type="float">
            <text:p>0.0003745555877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0.000398159027099609" calcext:value-type="float">
            <text:p>0.0003981590271</text:p>
          </table:table-cell>
          <table:table-cell/>
          <table:table-cell table:formula="of:=AVERAGE([.C31];[.G31];[.K31])" office:value-type="float" office:value="0.000384410222371419" calcext:value-type="float">
            <text:p>0.000384410222371</text:p>
          </table:table-cell>
          <table:table-cell table:formula="of:=[.M31]/[.M30]" office:value-type="float" office:value="1.17203779985462" calcext:value-type="float">
            <text:p>1.17203779985462</text:p>
          </table:table-cell>
          <table:table-cell/>
          <table:table-cell table:formula="of:=[.M31]/[.M23]" office:value-type="float" office:value="1.28712080894093" calcext:value-type="float">
            <text:p>1.2871208089409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3" table:number-rows-spanned="1">
            <text:p>R1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2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3</text:p>
          </table:table-cell>
          <table:covered-table-cell table:number-columns-repeated="2"/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Cres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 </text:p>
          </table:table-cell>
          <table:table-cell office:value-type="string" calcext:value-type="string">
            <text:p>Tempo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.000242710113525391" calcext:value-type="float">
            <text:p>0.0002427101135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.000228404998779297" calcext:value-type="float">
            <text:p>0.0002284049987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.000225305557250976" calcext:value-type="float">
            <text:p>0.000225305557251</text:p>
          </table:table-cell>
          <table:table-cell/>
          <table:table-cell table:formula="of:=AVERAGE([.C35];[.G35];[.K35])" office:value-type="float" office:value="0.000232140223185221" calcext:value-type="float">
            <text:p>0.000232140223185</text:p>
          </table:table-cell>
          <table:table-cell office:value-type="string" calcext:value-type="string">
            <text:p>--</text:p>
          </table:table-cell>
          <table:table-cell/>
          <table:table-cell table:formula="of:=[.M35]/[.M27]" office:value-type="float" office:value="1.41179313678105" calcext:value-type="float">
            <text:p>1.41179313678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0.000334739685058594" calcext:value-type="float">
            <text:p>0.0003347396850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0.000310659408569336" calcext:value-type="float">
            <text:p>0.0003106594085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0.000312089920043945" calcext:value-type="float">
            <text:p>0.000312089920044</text:p>
          </table:table-cell>
          <table:table-cell/>
          <table:table-cell table:formula="of:=AVERAGE([.C36];[.G36];[.K36])" office:value-type="float" office:value="0.000319163004557292" calcext:value-type="float">
            <text:p>0.000319163004557</text:p>
          </table:table-cell>
          <table:table-cell table:formula="of:=[.M36]/[.M35]" office:value-type="float" office:value="1.37487161930846" calcext:value-type="float">
            <text:p>1.37487161930846</text:p>
          </table:table-cell>
          <table:table-cell/>
          <table:table-cell table:formula="of:=[.M36]/[.M28]" office:value-type="float" office:value="1.47268060139347" calcext:value-type="float">
            <text:p>1.472680601393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0.000394105911254883" calcext:value-type="float">
            <text:p>0.000394105911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0.000401496887207031" calcext:value-type="float">
            <text:p>0.0004014968872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0.000401496887207031" calcext:value-type="float">
            <text:p>0.000401496887207</text:p>
          </table:table-cell>
          <table:table-cell/>
          <table:table-cell table:formula="of:=AVERAGE([.C37];[.G37];[.K37])" office:value-type="float" office:value="0.000399033228556315" calcext:value-type="float">
            <text:p>0.000399033228556</text:p>
          </table:table-cell>
          <table:table-cell table:formula="of:=[.M37]/[.M36]" office:value-type="float" office:value="1.25024900398406" calcext:value-type="float">
            <text:p>1.25024900398406</text:p>
          </table:table-cell>
          <table:table-cell/>
          <table:table-cell table:formula="of:=[.M37]/[.M29]" office:value-type="float" office:value="1.40999719180006" calcext:value-type="float">
            <text:p>1.40999719180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000480890274047852" calcext:value-type="float">
            <text:p>0.0004808902740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000480890274047852" calcext:value-type="float">
            <text:p>0.0004808902740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000488758087158203" calcext:value-type="float">
            <text:p>0.000488758087158</text:p>
          </table:table-cell>
          <table:table-cell/>
          <table:table-cell table:formula="of:=AVERAGE([.C38];[.G38];[.K38])" office:value-type="float" office:value="0.000483512878417969" calcext:value-type="float">
            <text:p>0.000483512878418</text:p>
          </table:table-cell>
          <table:table-cell table:formula="of:=[.M38]/[.M37]" office:value-type="float" office:value="1.21171081457877" calcext:value-type="float">
            <text:p>1.21171081457877</text:p>
          </table:table-cell>
          <table:table-cell/>
          <table:table-cell table:formula="of:=[.M38]/[.M30]" office:value-type="float" office:value="1.47419433002181" calcext:value-type="float">
            <text:p>1.474194330021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float" office:value="0.000570535659790039" calcext:value-type="float">
            <text:p>0.000570535659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float" office:value="0.000563859939575195" calcext:value-type="float">
            <text:p>0.0005638599395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float" office:value="0.000601291656494141" calcext:value-type="float">
            <text:p>0.000601291656494</text:p>
          </table:table-cell>
          <table:table-cell/>
          <table:table-cell table:formula="of:=AVERAGE([.C39];[.G39];[.K39])" office:value-type="float" office:value="0.000578562418619792" calcext:value-type="float">
            <text:p>0.00057856241862</text:p>
          </table:table-cell>
          <table:table-cell table:formula="of:=[.M39]/[.M38]" office:value-type="float" office:value="1.1965811965812" calcext:value-type="float">
            <text:p>1.1965811965812</text:p>
          </table:table-cell>
          <table:table-cell/>
          <table:table-cell table:formula="of:=[.M39]/[.M31]" office:value-type="float" office:value="1.50506512301013" calcext:value-type="float">
            <text:p>1.50506512301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Eczar" style:font-family-complex="Eczar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/00/0000</text:date>, <text:time style:data-style-name="N2" text:time-value="15:26:01.361502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8:31:43.901480278</meta:creation-date>
    <dc:date>2018-05-30T15:31:55.603918173</dc:date>
    <meta:editing-duration>PT49M24S</meta:editing-duration>
    <meta:editing-cycles>14</meta:editing-cycles>
    <meta:generator>LibreOffice/6.0.4.2$Linux_X86_64 LibreOffice_project/00m0$Build-2</meta:generator>
    <meta:document-statistic meta:table-count="1" meta:cell-count="371" meta:object-count="0"/>
  </office:meta>
</office:document-meta>
</file>